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6" style:family="paragraph" style:parent-style-name="Footnote">
      <style:text-properties style:font-name="Liberation Sans" officeooo:paragraph-rsid="0f99f89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8c21b9"/>
    </style:style>
    <style:style style:name="P62" style:family="paragraph" style:parent-style-name="Standard">
      <style:text-properties officeooo:paragraph-rsid="0d72706e"/>
    </style:style>
    <style:style style:name="P63" style:family="paragraph" style:parent-style-name="Standard">
      <style:text-properties officeooo:paragraph-rsid="0dbec325"/>
    </style:style>
    <style:style style:name="P64" style:family="paragraph" style:parent-style-name="Standard">
      <style:text-properties officeooo:paragraph-rsid="0e03342d"/>
    </style:style>
    <style:style style:name="P65" style:family="paragraph" style:parent-style-name="Standard">
      <style:text-properties officeooo:paragraph-rsid="0e0463fc"/>
    </style:style>
    <style:style style:name="P66" style:family="paragraph" style:parent-style-name="Standard">
      <style:text-properties officeooo:paragraph-rsid="0e0bda5c"/>
    </style:style>
    <style:style style:name="P67" style:family="paragraph" style:parent-style-name="Standard">
      <style:text-properties officeooo:paragraph-rsid="0e2a40f4"/>
    </style:style>
    <style:style style:name="P68" style:family="paragraph" style:parent-style-name="Standard">
      <style:text-properties officeooo:paragraph-rsid="0e38fc62"/>
    </style:style>
    <style:style style:name="P69" style:family="paragraph" style:parent-style-name="Standard">
      <style:text-properties officeooo:paragraph-rsid="0e61c509"/>
    </style:style>
    <style:style style:name="P70" style:family="paragraph" style:parent-style-name="Standard">
      <style:text-properties officeooo:paragraph-rsid="0e671814"/>
    </style:style>
    <style:style style:name="P71" style:family="paragraph" style:parent-style-name="Standard">
      <style:text-properties officeooo:paragraph-rsid="0e82f1b0"/>
    </style:style>
    <style:style style:name="P72" style:family="paragraph" style:parent-style-name="Standard">
      <style:text-properties officeooo:paragraph-rsid="0e8aa5aa"/>
    </style:style>
    <style:style style:name="P73" style:family="paragraph" style:parent-style-name="Standard">
      <style:text-properties officeooo:rsid="0e8aa5aa" officeooo:paragraph-rsid="0e8aa5aa"/>
    </style:style>
    <style:style style:name="P74" style:family="paragraph" style:parent-style-name="Footnote">
      <style:text-properties officeooo:rsid="043ccc66" officeooo:paragraph-rsid="0e849f1d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6" style:family="paragraph" style:parent-style-name="Standard">
      <style:text-properties officeooo:paragraph-rsid="0ecd4bf5"/>
    </style:style>
    <style:style style:name="P77" style:family="paragraph" style:parent-style-name="Footnote">
      <style:text-properties officeooo:paragraph-rsid="0f025efd"/>
    </style:style>
    <style:style style:name="P78" style:family="paragraph" style:parent-style-name="Standard">
      <style:text-properties officeooo:paragraph-rsid="0f0649dd"/>
    </style:style>
    <style:style style:name="P79" style:family="paragraph" style:parent-style-name="Footnote">
      <style:text-properties officeooo:paragraph-rsid="0f140c00"/>
    </style:style>
    <style:style style:name="P80" style:family="paragraph" style:parent-style-name="Standard">
      <style:text-properties officeooo:paragraph-rsid="0f2db54e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2" style:family="paragraph" style:parent-style-name="Standard">
      <style:text-properties officeooo:paragraph-rsid="0f466349"/>
    </style:style>
    <style:style style:name="P83" style:family="paragraph" style:parent-style-name="Footnote">
      <style:text-properties officeooo:paragraph-rsid="0f12f362"/>
    </style:style>
    <style:style style:name="P84" style:family="paragraph" style:parent-style-name="Standard">
      <style:text-properties officeooo:paragraph-rsid="0f66ac77"/>
    </style:style>
    <style:style style:name="P85" style:family="paragraph" style:parent-style-name="Footnote">
      <style:text-properties officeooo:paragraph-rsid="0f051f9f"/>
    </style:style>
    <style:style style:name="P86" style:family="paragraph" style:parent-style-name="Footnote">
      <style:text-properties officeooo:paragraph-rsid="0f8706e5"/>
    </style:style>
    <style:style style:name="P87" style:family="paragraph" style:parent-style-name="Standard">
      <style:text-properties officeooo:paragraph-rsid="0f99f892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0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1e3d19"/>
    </style:style>
    <style:style style:name="T24" style:family="text">
      <style:text-properties style:font-name="Liberation Sans" officeooo:rsid="0f19e10f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47fb57c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 loext:padding="0.049cm" loext:border="0.31pt solid #000000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officeooo:rsid="047da547"/>
    </style:style>
    <style:style style:name="T3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style:font-size-asian="12pt" style:font-size-complex="12pt"/>
    </style:style>
    <style:style style:name="T331" style:family="text">
      <style:text-properties style:use-window-font-color="true" loext:opacity="0%" style:font-name="Liberation Sans" officeooo:rsid="0efd8e5c"/>
    </style:style>
    <style:style style:name="T332" style:family="text">
      <style:text-properties officeooo:rsid="04473353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officeooo:rsid="0aace3cd"/>
    </style:style>
    <style:style style:name="T335" style:family="text">
      <style:text-properties fo:font-size="10pt" style:font-size-asian="10pt" style:font-size-complex="10pt"/>
    </style:style>
    <style:style style:name="T33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officeooo:rsid="0eef9ccc"/>
    </style:style>
    <style:style style:name="T341" style:family="text">
      <style:text-properties officeooo:rsid="0e80285f"/>
    </style:style>
    <style:style style:name="T342" style:family="text">
      <style:text-properties officeooo:rsid="0e838e2a"/>
    </style:style>
    <style:style style:name="T343" style:family="text">
      <style:text-properties officeooo:rsid="0e83c34e"/>
    </style:style>
    <style:style style:name="T34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808080" loext:opacity="100%" style:font-name="Liberation Sans" fo:font-size="12pt" style:font-size-asian="12pt" style:font-size-complex="12pt"/>
    </style:style>
    <style:style style:name="T36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69" style:family="text">
      <style:text-properties officeooo:rsid="0f82bd44"/>
    </style:style>
    <style:style style:name="T370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9"><text:span text:style-name="T242">C</text:span><text:span text:style-name="T241">hecklist voor </text:span><text:span text:style-name="T243">de installatie</text:span><text:span text:style-name="T241"> van </text:span><text:span text:style-name="T241"><text:user-field-get text:name="Distro">Debian</text:user-field-get></text:span><text:span text:style-name="T244"><text:s/></text:span><text:span text:style-name="T244"><text:user-field-get text:name="Version">11</text:user-field-get></text:span><text:span text:style-name="Strong_20_Emphasis"><text:span text:style-name="T276"><text:s/></text:span></text:span><text:span text:style-name="Strong_20_Emphasis"><text:span text:style-name="T277">LTS</text:span></text:span><text:span text:style-name="T245"><text:note text:id="ftn1" text:note-class="footnote"><text:note-citation>1</text:note-citation><text:note-body><text:p text:style-name="P26"><text:span text:style-name="T284">LTS</text:span><text:span text:style-name="T292"> </text:span><text:span text:style-name="T293">staat voor</text:span><text:span text:style-name="T294"> </text:span><text:span text:style-name="T284">Long-Term Support, langetermijnondersteuning, </text:span><text:span text:style-name="T295">en </text:span><text:span text:style-name="T297">d</text:span><text:span text:style-name="T295">eze </text:span><text:span text:style-name="T300"><text:user-field-get text:name="Distro">Debian</text:user-field-get></text:span><text:span text:style-name="T301"><text:s/></text:span><text:span text:style-name="T301"><text:user-field-get text:name="Version">11</text:user-field-get></text:span><text:span text:style-name="Strong_20_Emphasis"><text:span text:style-name="T278"><text:s/></text:span></text:span><text:span text:style-name="T295">LTS </text:span><text:span text:style-name="T298">(codenaam </text:span><text:span text:style-name="T299">B</text:span><text:span text:style-name="T298">ullseye) </text:span><text:span text:style-name="T293">van</text:span><text:span text:style-name="T296"> </text:span><text:span text:style-name="T289">augustus </text:span><text:span text:style-name="Strong_20_Emphasis"><text:span text:style-name="T184"><text:user-field-get style:data-style-name="N0" text:name="Releaseyear">2021</text:user-field-get></text:span></text:span><text:span text:style-name="T289"><text:s/></text:span><text:span text:style-name="T284">wordt </text:span><text:span text:style-name="T290">vijf</text:span><text:span text:style-name="T284"> jaar onder</text:span><text:span text:style-name="T296">houden</text:span><text:span text:style-name="T291"> </text:span><text:span text:style-name="T284">tot </text:span><text:span text:style-name="T289">augustus</text:span><text:span text:style-name="T285"> </text:span><text:span text:style-name="T284">202</text:span><text:span text:style-name="T286">6</text:span><text:span text:style-name="T287">.</text:span></text:p></text:note-body></text:note></text:span><text:span text:style-name="T246"> </text:span><text:span text:style-name="T246"><text:user-field-get text:name="Edition">desktop</text:user-field-get></text:span><text:span text:style-name="T247">.</text:span></text:p>
      <text:p text:style-name="P4"/>
      <text:p text:style-name="P80"><text:span text:style-name="T38">Kijk op</text:span><text:span text:style-name="T269"> </text:span><text:a xlink:type="simple" xlink:href="https://karelzimmer.nl/" text:style-name="Internet_20_link" text:visited-style-name="Visited_20_Internet_20_Link"><text:span text:style-name="T8">karelzimmer.nl</text:span></text:a><text:span text:style-name="T269"> </text:span><text:span text:style-name="T304">voor</text:span><text:span text:style-name="T305"> </text:span><text:span text:style-name="T306">deze en andere </text:span><text:span text:style-name="T307">Linux documenten</text:span><text:span text:style-name="T39">, scripts, </text:span><text:span text:style-name="T40">en informatie</text:span><text:span text:style-name="T39">.</text:span></text:p>
      <text:p text:style-name="P4"/>
      <text:p text:style-name="P90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61">tekst</text:span></text:span><text:span text:style-name="T29">- en</text:span><text:span text:style-name="Strong_20_Emphasis"><text:span text:style-name="T105"> </text:span></text:span><text:span text:style-name="Strong_20_Emphasis"><text:span text:style-name="T109"><draw:control text:anchor-type="as-char" draw:z-index="21" draw:name="Vorm3_ 2" draw:style-name="gr1" draw:text-style-name="P95" svg:width="0.35cm" svg:height="0.35cm" draw:control="control22"/></text:span></text:span><text:span text:style-name="T29"><text:s/>keuzevakken</text:span><text:span text:style-name="T29">; </text:span><text:span text:style-name="T32">a</text:span><text:span text:style-name="T29">fdrukken is niet noodzakelijk.</text:span></text:p>
      <text:p text:style-name="P36"/>
      <text:p text:style-name="P43"><text:span text:style-name="T23">Vul </text:span><text:span text:style-name="T24">achter</text:span><text:span text:style-name="T17"> de </text:span><text:span text:style-name="Definition"><text:span text:style-name="T370">ONDERSTREEPTE</text:span></text:span><text:span text:style-name="T1"> </text:span><text:span text:style-name="T18">woorden</text:span><text:span text:style-name="T17"> het</text:span><text:span text:style-name="Strong_20_Emphasis"><text:span text:style-name="T368"> </text:span></text:span><text:span text:style-name="Strong_20_Emphasis"><text:span text:style-name="T367">tekstvak</text:span></text:span><text:span text:style-name="T18"> </text:span><text:span text:style-name="T23">in,</text:span><text:span text:style-name="T18"> </text:span><text:span text:style-name="T308">zie </text:span><text:span text:style-name="T331">[</text:span><text:span text:style-name="T308">toelichting</text:span><text:span text:style-name="T331">]</text:span><text:span text:style-name="T18">:</text:span></text:p>
      <text:p text:style-name="P33"><text:span text:style-name="Definition"><text:span text:style-name="T310">g</text:span></text:span><text:span text:style-name="Definition"><text:span text:style-name="T309">ebruiker</text:span></text:span><text:span text:style-name="T312"><text:tab/><text:tab/></text:span><text:span text:style-name="T330"> <text:tab/><text:tab/></text:span><draw:control text:anchor-type="as-char" svg:y="-0.429cm" draw:z-index="8" draw:name="Gebruiker" draw:style-name="gr2" draw:text-style-name="P96" svg:width="6.002cm" svg:height="0.6cm" draw:control="control9"><svg:title>Gebruiker</svg:title><svg:desc>Volledige naam, bijv. Jan Stek</svg:desc></draw:control><text:span text:style-name="T313"><text:tab/></text:span><text:span text:style-name="T314">[</text:span><text:span text:style-name="T311">volledige naam, bijv. </text:span><text:span text:style-name="T327">J</text:span><text:span text:style-name="T328">a</text:span><text:span text:style-name="T327">n </text:span><text:span text:style-name="T328">Jansen</text:span><text:span text:style-name="T329">]</text:span></text:p>
      <text:p text:style-name="Standard"><text:span text:style-name="Definition"><text:span text:style-name="T310">g</text:span></text:span><text:span text:style-name="Definition">ebruikersnaam</text:span><text:span text:style-name="T309"><text:tab/></text:span><text:span text:style-name="T309"><draw:control text:anchor-type="as-char" svg:y="-0.429cm" draw:z-index="9" draw:name="Gberuikersnaam" draw:style-name="gr2" draw:text-style-name="P96" svg:width="6.002cm" svg:height="0.6cm" draw:control="control10"><svg:title>Gebruikersnaam</svg:title><svg:desc>Korte naam, bijv. jan</svg:desc></draw:control></text:span><text:span text:style-name="T309"><text:tab/></text:span><text:span text:style-name="T10">[</text:span><text:span text:style-name="T9">korte naam, bijv. </text:span><text:span text:style-name="T266">j</text:span><text:span text:style-name="T267">a</text:span><text:span text:style-name="T266">n</text:span><text:span text:style-name="T268">]</text:span></text:p>
      <text:p text:style-name="P28"><text:span text:style-name="Definition"><text:span text:style-name="T316">c</text:span></text:span><text:span text:style-name="Definition">omputernaam</text:span><text:span text:style-name="T315"><text:tab/><text:tab/></text:span><text:span text:style-name="T313"><draw:control text:anchor-type="as-char" svg:y="-0.429cm" draw:z-index="10" draw:name="Computernaam" draw:style-name="gr2" draw:text-style-name="P96" svg:width="6.002cm" svg:height="0.6cm" draw:control="control11"><svg:title>Computernaam</svg:title><svg:desc>Unieke naam van de computer</svg:desc></draw:control></text:span><text:span text:style-name="T313"><text:tab/></text:span><text:span text:style-name="T324">[</text:span><text:span text:style-name="T320">naam van de compute</text:span><text:span text:style-name="T321">r, </text:span><text:span text:style-name="T322">bijv. p</text:span><text:span text:style-name="T323">c02</text:span><text:span text:style-name="T324">]</text:span></text:p>
      <text:p text:style-name="P28"><text:span text:style-name="Definition"><text:span text:style-name="T310">o</text:span></text:span><text:span text:style-name="Definition"><text:span text:style-name="T309">pstartmenu</text:span></text:span><text:span text:style-name="T313"><text:tab/><text:tab/><text:tab/></text:span><text:span text:style-name="T313"><draw:control text:anchor-type="as-char" svg:y="-0.429cm" draw:z-index="11" draw:name="Opstartmenu" draw:style-name="gr2" draw:text-style-name="P96" svg:width="6.002cm" svg:height="0.6cm" draw:control="control12"><svg:title>Opstartmenu</svg:title><svg:desc>Toets voor het opstartmenu ("bootmenu")</svg:desc></draw:control></text:span><text:span text:style-name="T313"><text:tab/></text:span><text:span text:style-name="T324">[</text:span><text:span text:style-name="T320">to</text:span><text:span text:style-name="T325">ets voor het opstartmedium</text:span><text:span text:style-name="T326">]</text:span></text:p>
      <text:p text:style-name="P32"><text:span text:style-name="Definition"><text:span text:style-name="T317">i</text:span></text:span><text:span text:style-name="Definition"><text:span text:style-name="T318">nstellingen</text:span></text:span><text:span text:style-name="T319"><text:tab/> <text:tab/><text:tab/></text:span><text:span text:style-name="T319"><draw:control text:anchor-type="as-char" svg:y="-0.429cm" draw:z-index="7" draw:name="Instellingen" draw:style-name="gr2" draw:text-style-name="P96" svg:width="6.002cm" svg:height="0.6cm" draw:control="control8"><svg:title>Instellingen</svg:title><svg:desc>Toets voor het BIOS/UEFI-scherm ("setup")</svg:desc></draw:control></text:span><text:span text:style-name="T319"><text:tab/></text:span><text:span text:style-name="T324">[</text:span><text:span text:style-name="T320">toets voor het UEFI-BIOS-scherm</text:span><text:span text:style-name="T324">]</text:span></text:p>
      <text:p text:style-name="P30"><text:span text:style-name="Definition"><text:span text:style-name="T353">g</text:span></text:span><text:span text:style-name="Definition"><text:span text:style-name="T352">ebruiker</text:span></text:span><text:span text:style-name="Definition"><text:span text:style-name="T354">2</text:span></text:span><text:span text:style-name="T358"><text:tab/></text:span><text:span text:style-name="T359"> <text:tab/><text:tab/></text:span><text:span text:style-name="T344"><draw:control text:anchor-type="as-char" svg:y="-0.429cm" draw:z-index="18" draw:name="Gebruiker 1" draw:style-name="gr2" draw:text-style-name="P96" svg:width="6.002cm" svg:height="0.6cm" draw:control="control19"><svg:title>Gebruiker</svg:title><svg:desc>Volledige naam, bijv. Jan Stek</svg:desc></draw:control></text:span><text:span text:style-name="T344"><text:tab/></text:span><text:span text:style-name="T345">[</text:span><text:span text:style-name="T346">volledige naam </text:span><text:span text:style-name="T347">evt. 2</text:span><text:span text:style-name="T360">e</text:span><text:span text:style-name="T347"> gebruiker</text:span><text:span text:style-name="T348">]</text:span></text:p>
      <text:p text:style-name="P76"><text:span text:style-name="Definition"><text:span text:style-name="T353">g</text:span></text:span><text:span text:style-name="Definition"><text:span text:style-name="T352">ebruikersnaam</text:span></text:span><text:span text:style-name="Definition"><text:span text:style-name="T354">2</text:span></text:span><text:span text:style-name="T352"><text:tab/></text:span><text:span text:style-name="T349"><draw:control text:anchor-type="as-char" svg:y="-0.429cm" draw:z-index="19" draw:name="Gberuikersnaam 1" draw:style-name="gr2" draw:text-style-name="P96" svg:width="6.002cm" svg:height="0.6cm" draw:control="control20"><svg:title>Gebruikersnaam</svg:title><svg:desc>Korte naam, bijv. jan</svg:desc></draw:control></text:span><text:span text:style-name="T349"><text:tab/></text:span><text:span text:style-name="T351">[</text:span><text:span text:style-name="T350">korte naam</text:span><text:span text:style-name="T355"> </text:span><text:span text:style-name="T356">evt. 2</text:span><text:span text:style-name="T361">e</text:span><text:span text:style-name="T356"> gebruiker</text:span><text:span text:style-name="T357">]</text:span></text:p>
      <text:p text:style-name="P34"><text:span text:style-name="T252">Vervang </text:span><text:span text:style-name="T257">de</text:span><text:span text:style-name="T252"> </text:span><text:span text:style-name="Definition"><text:span text:style-name="T27">ONDERSTREEPTE</text:span></text:span><text:span text:style-name="T252"> </text:span><text:span text:style-name="T253">woorden </text:span><text:span text:style-name="T252">in deze checklist door </text:span><text:span text:style-name="T257">de </text:span><text:span text:style-name="T258">ingevulde gegevens</text:span><text:span text:style-name="T252">.</text:span></text:p>
      <text:p text:style-name="P37"/>
      <text:p text:style-name="P29"><text:span text:style-name="Strong_20_Emphasis"><text:span text:style-name="T262"/></text:span></text:p>
      <text:p text:style-name="P31"><text:span text:style-name="T264">Nog niet op Linux?</text:span><text:span text:style-name="T254"><text:tab/></text:span><text:span text:style-name="T259"><text:tab/></text:span><text:span text:style-name="T260">G</text:span><text:span text:style-name="T251">ebruik </text:span><text:span text:style-name="Strong_20_Emphasis"><text:span text:style-name="T265">Checklist migratie</text:span></text:span><text:span text:style-name="T251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5"> onder </text:span><text:span text:style-name="T263">Linux</text:span><text:span text:style-name="T256">.</text:span></text:p>
      <text:p text:style-name="P22"><text:span text:style-name="T239">Nieuwe installatie?</text:span><text:span text:style-name="T234"><text:tab/></text:span><text:span text:style-name="T236"></text:span><text:span text:style-name="T238"><text:tab/></text:span><text:span text:style-name="T237">B</text:span><text:span text:style-name="T234">egin bij hoofdstuk </text:span><text:span text:style-name="T239"><text:bookmark-ref text:reference-format="page" text:ref-name="__RefNumPara__4009_1271708128">2</text:bookmark-ref></text:span><text:span text:style-name="T239"><text:s text:c="2"/></text:span><text:span text:style-name="T240"><text:bookmark-ref text:reference-format="text" text:ref-name="__RefNumPara__4009_1271708128">Installatie uitvoeren</text:bookmark-ref></text:span><text:span text:style-name="T235">.</text:span></text:p>
      <text:p text:style-name="P27"><text:span text:style-name="Strong_20_Emphasis"><text:span text:style-name="T261"/></text:span></text:p>
      <text:p text:style-name="P27"><text:span text:style-name="Strong_20_Emphasis"><text:span text:style-name="T261"/></text:span></text:p>
      <text:list xml:id="list1149360785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57"><text:s/></text:span></text:span><text:span text:style-name="Strong_20_Emphasis"><text:span text:style-name="T106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7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8"><text:note text:id="ftn2" text:note-class="footnote"><text:note-citation>2</text:note-citation><text:note-body><text:p text:style-name="P23"><text:span text:style-name="T200">E</text:span><text:span text:style-name="T203">v</text:span><text:span text:style-name="T204">en</text:span><text:span text:style-name="T206">t</text:span><text:span text:style-name="T207">uele </text:span><text:span text:style-name="T208">extra </text:span><text:span text:style-name="Definition"><text:span text:style-name="T336">gebruiker</text:span></text:span><text:span text:style-name="T208">s aanmelden </text:span><text:span text:style-name="T209">en dezelfde stappen uitvoeren</text:span><text:span text:style-name="T205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7"><text:s/></text:span></text:span><text:span text:style-name="Strong_20_Emphasis"><text:span text:style-name="T106"><draw:control text:anchor-type="as-char" draw:z-index="12" draw:name="Vorm4" draw:style-name="gr1" draw:text-style-name="P9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83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25">) </text:span></text:span>voor het installeren en beheren van Debian en op Debian gebaseerd systeem zoals Ubuntu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4"><text:span text:style-name="T248">De </text:span><text:span text:style-name="T249">Super</text:span><text:span text:style-name="T248">-toets is de Windows-toets, Command-toets </text:span><text:span text:style-name="T250">(Apple)</text:span><text:span text:style-name="T248">, of Vergrootglas-toets </text:span><text:span text:style-name="T250">(Chromebook)</text:span><text:span text:style-name="T248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6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3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63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3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7"><text:s/></text:span></text:span><text:span text:style-name="Strong_20_Emphasis"><text:span text:style-name="T106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7">men</text:span></text:span><text:span text:style-name="Strong_20_Emphasis"><text:span text:style-name="T128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7"> </text:span></text:span><text:span text:style-name="Strong_20_Emphasis"><text:span text:style-name="T144">Installatiem</text:span></text:span><text:span text:style-name="Strong_20_Emphasis"><text:span text:style-name="T145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6">1</text:span></text:span><text:span text:style-name="Strong_20_Emphasis"><text:span text:style-name="T147"> </text:span></text:span><text:span text:style-name="Strong_20_Emphasis"><text:span text:style-name="T148">In</text:span></text:span><text:span text:style-name="Strong_20_Emphasis"><text:span text:style-name="T140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8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39"/>
      <text:list xml:id="list80857132135897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5"><text:span text:style-name="Strong_20_Emphasis"><text:span text:style-name="T57"><text:s/></text:span></text:span><text:span text:style-name="Strong_20_Emphasis"><text:span text:style-name="T106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7"><text:span text:style-name="T281">Start de computer op vanaf </text:span><text:span text:style-name="T282">een </text:span><text:span text:style-name="T273"><text:user-field-get text:name="Distro">Debian</text:user-field-get></text:span><text:span text:style-name="T274"><text:s/></text:span><text:span text:style-name="T274"><text:user-field-get text:name="Version">11</text:user-field-get></text:span><text:span text:style-name="Strong_20_Emphasis"><text:span text:style-name="T271"><text:s/></text:span></text:span><text:span text:style-name="T283">Live</text:span><text:span text:style-name="T163"><text:note text:id="ftn5" text:note-class="footnote"><text:note-citation>1</text:note-citation><text:note-body><text:p text:style-name="P26"><text:span text:style-name="T332">Vanaf ee</text:span>n Live <text:span text:style-name="T369">usb</text:span><text:span text:style-name="T334">-stick </text:span><text:span text:style-name="T340">(</text:span><text:span text:style-name="T334">of </text:span><text:span text:style-name="T340">dvd</text:span><text:span text:style-name="T288">)</text:span><text:span text:style-name="T335"> </text:span>kunt <text:span text:style-name="T332">u opstarten en</text:span> met <text:span text:style-name="T302"><text:user-field-get text:name="Distro">Debian</text:user-field-get></text:span><text:span text:style-name="T303"><text:s/></text:span>werken zonder deze te installeren.</text:p></text:note-body></text:note></text:span><text:span text:style-name="T162"> </text:span><text:span text:style-name="T167">usb</text:span><text:span text:style-name="T164">-stick</text:span><text:span text:style-name="T164"><text:note text:id="ftn6" text:note-class="footnote"><text:note-citation>2</text:note-citation><text:note-body><text:p text:style-name="P86"><text:span text:style-name="T19">D</text:span><text:span text:style-name="Strong_20_Emphasis"><text:span text:style-name="T171">ow</text:span></text:span><text:span text:style-name="Strong_20_Emphasis"><text:span text:style-name="T172">nload </text:span></text:span><text:span text:style-name="Strong_20_Emphasis"><text:span text:style-name="T169">e</text:span></text:span><text:span text:style-name="Strong_20_Emphasis"><text:span text:style-name="T173">e</text:span></text:span><text:span text:style-name="Strong_20_Emphasis"><text:span text:style-name="T174">n</text:span></text:span><text:span text:style-name="Strong_20_Emphasis"><text:span text:style-name="T198"> </text:span></text:span><text:span text:style-name="Strong_20_Emphasis"><text:span text:style-name="T228">cd</text:span></text:span><text:span text:style-name="Strong_20_Emphasis"><text:span text:style-name="T222">-beeldbestand</text:span></text:span><text:span text:style-name="Strong_20_Emphasis"><text:span text:style-name="T172"> </text:span></text:span><text:span text:style-name="Strong_20_Emphasis"><text:span text:style-name="T183">(.iso) </text:span></text:span><text:span text:style-name="Strong_20_Emphasis"><text:span text:style-name="T175">v</text:span></text:span><text:span text:style-name="Strong_20_Emphasis"><text:span text:style-name="T176">anaf</text:span></text:span><text:span text:style-name="Strong_20_Emphasis"><text:span text:style-name="T177"> </text:span></text:span><text:a xlink:type="simple" xlink:href="https://www.debian.org/CD/live/" text:style-name="Internet_20_link" text:visited-style-name="Visited_20_Internet_20_Link"><text:span text:style-name="Strong_20_Emphasis"><text:span text:style-name="T337">debian.org/cd/live</text:span></text:span></text:a><text:span text:style-name="Strong_20_Emphasis"><text:span text:style-name="T177">, blader naar beneden en klik op <text:line-break/></text:span></text:span><text:span text:style-name="Strong_20_Emphasis"><text:span text:style-name="T185">unofficial live images for </text:span></text:span><text:span text:style-name="Strong_20_Emphasis"><text:span text:style-name="T190">“</text:span></text:span><text:span text:style-name="Strong_20_Emphasis"><text:span text:style-name="T199">stable</text:span></text:span><text:span text:style-name="Strong_20_Emphasis"><text:span text:style-name="T190">”</text:span></text:span><text:span text:style-name="Strong_20_Emphasis"><text:span text:style-name="T185"> with firmware included</text:span></text:span><text:span text:style-name="Strong_20_Emphasis"><text:span text:style-name="T177">. <text:line-break/>Klik vervolgens </text:span></text:span><text:span text:style-name="Strong_20_Emphasis"><text:span text:style-name="T180">op</text:span></text:span><text:span text:style-name="Strong_20_Emphasis"><text:span text:style-name="T177"> </text:span></text:span><text:span text:style-name="Strong_20_Emphasis"><text:span text:style-name="T185">amd64/</text:span></text:span><text:span text:style-name="Strong_20_Emphasis"><text:span text:style-name="T177"> en </text:span></text:span><text:span text:style-name="Strong_20_Emphasis"><text:span text:style-name="T180">daarna op </text:span></text:span><text:span text:style-name="Strong_20_Emphasis"><text:span text:style-name="T185">iso-hybrid/</text:span></text:span><text:span text:style-name="Strong_20_Emphasis"><text:span text:style-name="T177">.<text:line-break/></text:span></text:span><text:span text:style-name="Strong_20_Emphasis"><text:span text:style-name="T181">K</text:span></text:span><text:span text:style-name="Strong_20_Emphasis"><text:span text:style-name="T182">lik op</text:span></text:span><text:span text:style-name="Strong_20_Emphasis"><text:span text:style-name="T178"> </text:span></text:span><text:span text:style-name="T186">debian-live-11...</text:span><text:span text:style-name="T187">-</text:span><text:span text:style-name="T186">amd-64-</text:span><text:span text:style-name="T187">gnome</text:span><text:span text:style-name="T188">+non-fre</text:span><text:span text:style-name="T189">e</text:span><text:span text:style-name="T188">.iso</text:span><text:span text:style-name="Strong_20_Emphasis"><text:span text:style-name="T172">.<text:line-break/></text:span></text:span><text:span text:style-name="Strong_20_Emphasis"><text:span text:style-name="T179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77"><text:span text:style-name="T19"><text:tab/></text:span><text:span text:style-name="Strong_20_Emphasis"><text:span text:style-name="T210">Zoek</text:span></text:span><text:span text:style-name="Strong_20_Emphasis"><text:span text:style-name="T211"> </text:span></text:span><text:span text:style-name="Strong_20_Emphasis"><text:span text:style-name="T230">s</text:span></text:span><text:span text:style-name="Strong_20_Emphasis"><text:span text:style-name="T231">ch</text:span></text:span><text:span text:style-name="Strong_20_Emphasis"><text:span text:style-name="T211"> en klik op het pictogram van</text:span></text:span><text:span text:style-name="Strong_20_Emphasis"><text:span text:style-name="T212"> </text:span></text:span><text:span text:style-name="Strong_20_Emphasis"><text:span text:style-name="T233">Schijven</text:span></text:span><text:span text:style-name="Strong_20_Emphasis"><text:span text:style-name="T213">. Selecteer de </text:span></text:span><text:span text:style-name="Strong_20_Emphasis"><text:span text:style-name="T229">usb</text:span></text:span><text:span text:style-name="Strong_20_Emphasis"><text:span text:style-name="T213">-stick in de lijst van schijven aan de linkerkant en klik rechtsboven op </text:span></text:span><text:span text:style-name="Strong_20_Emphasis"><text:span text:style-name="T232">Schijfinstellingen</text:span></text:span><text:span text:style-name="Strong_20_Emphasis"><text:span text:style-name="T213"> </text:span></text:span><text:span text:style-name="Strong_20_Emphasis"><text:span text:style-name="T232">⋮</text:span></text:span><text:span text:style-name="Strong_20_Emphasis"><text:span text:style-name="T213"> (icoontje met de drie puntjes).</text:span></text:span></text:p><text:p text:style-name="P85"><text:span text:style-name="Strong_20_Emphasis"><text:span text:style-name="T213"><text:tab/>Kies </text:span></text:span><text:span text:style-name="Strong_20_Emphasis"><text:span text:style-name="T232">Schijfkopie terugzetten</text:span></text:span><text:span text:style-name="Strong_20_Emphasis"><text:span text:style-name="T213"> en selecteer </text:span></text:span><text:span text:style-name="Strong_20_Emphasis"><text:span text:style-name="T224">het net</text:span></text:span><text:span text:style-name="Strong_20_Emphasis"><text:span text:style-name="T222"> gedownloade </text:span></text:span><text:span text:style-name="Strong_20_Emphasis"><text:span text:style-name="T228">cd</text:span></text:span><text:span text:style-name="Strong_20_Emphasis"><text:span text:style-name="T222">-beeldbestand </text:span></text:span><text:span text:style-name="Strong_20_Emphasis"><text:span text:style-name="T223">(.iso)</text:span></text:span><text:span text:style-name="Strong_20_Emphasis"><text:span text:style-name="T222">.</text:span></text:span></text:p><text:p text:style-name="P77"><text:span text:style-name="Strong_20_Emphasis"><text:span text:style-name="T213"><text:tab/>Klik op </text:span></text:span><text:span text:style-name="Strong_20_Emphasis"><text:span text:style-name="T232">Terugzetten starten</text:span></text:span><text:span text:style-name="Strong_20_Emphasis"><text:span text:style-name="T213"> en vervolgens op </text:span></text:span><text:span text:style-name="Strong_20_Emphasis"><text:span text:style-name="T232">Terugzetten</text:span></text:span><text:span text:style-name="Strong_20_Emphasis"><text:span text:style-name="T214">.<text:line-break/></text:span></text:span><text:span text:style-name="Strong_20_Emphasis"><text:span text:style-name="T226">O</text:span></text:span><text:span text:style-name="Strong_20_Emphasis"><text:span text:style-name="T215">f </text:span></text:span><text:span text:style-name="Strong_20_Emphasis"><text:span text:style-name="T216">gebruik </text:span></text:span><text:span text:style-name="Strong_20_Emphasis"><text:span text:style-name="T217">het programma </text:span></text:span><text:span text:style-name="Strong_20_Emphasis"><text:span text:style-name="T201">Etche</text:span></text:span><text:span text:style-name="Strong_20_Emphasis"><text:span text:style-name="T202">r</text:span></text:span><text:span text:style-name="Strong_20_Emphasis"><text:span text:style-name="T217"> </text:span></text:span><text:span text:style-name="Strong_20_Emphasis"><text:span text:style-name="T218">(</text:span></text:span><text:a xlink:type="simple" xlink:href="https://www.balena.io/etcher/" text:style-name="Internet_20_link" text:visited-style-name="Visited_20_Internet_20_Link"><text:span text:style-name="Strong_20_Emphasis"><text:span text:style-name="T338">etcher.io</text:span></text:span></text:a><text:span text:style-name="Strong_20_Emphasis"><text:span text:style-name="T218">) </text:span></text:span><text:span text:style-name="Strong_20_Emphasis"><text:span text:style-name="T227">dat </text:span></text:span><text:span text:style-name="Strong_20_Emphasis"><text:span text:style-name="T215">beschikbaar </text:span></text:span><text:span text:style-name="Strong_20_Emphasis"><text:span text:style-name="T227">is </text:span></text:span><text:span text:style-name="Strong_20_Emphasis"><text:span text:style-name="T215">voor </text:span></text:span><text:span text:style-name="Strong_20_Emphasis"><text:span text:style-name="T213">Windows, </text:span></text:span><text:span text:style-name="Strong_20_Emphasis"><text:span text:style-name="T219">mac</text:span></text:span><text:span text:style-name="Strong_20_Emphasis"><text:span text:style-name="T220">OS</text:span></text:span><text:span text:style-name="Strong_20_Emphasis"><text:span text:style-name="T217">, </text:span></text:span><text:span text:style-name="Strong_20_Emphasis"><text:span text:style-name="T218">en </text:span></text:span><text:span text:style-name="Strong_20_Emphasis"><text:span text:style-name="T217">Linux</text:span></text:span><text:span text:style-name="Strong_20_Emphasis"><text:span text:style-name="T221">.</text:span></text:span></text:p></text:note-body></text:note></text:span><text:span text:style-name="T162"> </text:span><text:span text:style-name="T168">of dvd.</text:span></text:p>
            <text:p text:style-name="P51"><text:span text:style-name="T165">Opstartmenu/</text:span><text:span text:style-name="T166">boot menu</text:span><text:span text:style-name="T165"> </text:span><text:span text:style-name="T162">via </text:span><text:span text:style-name="Definition"><text:span text:style-name="T5">opstartmenu</text:span></text:span><text:span text:style-name="T162">, </text:span><text:span text:style-name="T165">instellingen/</text:span><text:span text:style-name="T166">setup</text:span><text:span text:style-name="T162"> via </text:span><text:span text:style-name="Definition"><text:span text:style-name="T5">instelling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10">K</text:span></text:span><text:span text:style-name="Strong_20_Emphasis"><text:span text:style-name="T111">ies </text:span></text:span><text:span text:style-name="Strong_20_Emphasis"><text:span text:style-name="T112">eerste keuze </text:span></text:span><text:span text:style-name="Strong_20_Emphasis"><text:span text:style-name="T113">en druk op de </text:span></text:span><text:span text:style-name="Strong_20_Emphasis"><text:span text:style-name="T114">Enter</text:span></text:span><text:span text:style-name="Strong_20_Emphasis"><text:span text:style-name="T113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><text:span text:style-name="Strong_20_Emphasis"><text:span text:style-name="T106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2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4"><text:s/></text:span></text:span><text:span text:style-name="Strong_20_Emphasis"><text:span text:style-name="T108"><draw:control text:anchor-type="as-char" draw:z-index="20" draw:name="Vorm11_0" draw:style-name="gr1" draw:text-style-name="P95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43">Als het scherm </text:span></text:span><text:span text:style-name="Strong_20_Emphasis"><text:span text:style-name="T135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6"> </text:span></text:span><text:span text:style-name="Strong_20_Emphasis"><text:span text:style-name="T153">N</text:span></text:span><text:span text:style-name="Strong_20_Emphasis"><text:span text:style-name="T133">ext</text:span></text:span><text:span text:style-name="Strong_20_Emphasis"><text:span text:style-name="T11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57"><text:s/></text:span></text:span><text:span text:style-name="Strong_20_Emphasis"><text:span text:style-name="T106"><draw:control text:anchor-type="as-char" draw:z-index="14" draw:name="Vorm13_1" draw:style-name="gr1" draw:text-style-name="P9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4">Start de installatie</text:span></text:span><text:span text:style-name="Strong_20_Emphasis"><text:span text:style-name="T117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5">klik op </text:span></text:span><text:span text:style-name="Strong_20_Emphasis"><text:span text:style-name="T129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30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44">Bij </text:span></text:span><text:span text:style-name="Strong_20_Emphasis"><text:span text:style-name="T136">Welcome</text:span></text:span><text:span text:style-name="Strong_20_Emphasis"><text:span text:style-name="T44"> kies </text:span></text:span><text:span text:style-name="Strong_20_Emphasis"><text:span text:style-name="T136">Nederlands</text:span></text:span><text:span text:style-name="Strong_20_Emphasis"><text:span text:style-name="T44"> en klik op </text:span></text:span><text:span text:style-name="Strong_20_Emphasis"><text:span text:style-name="T136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3">Locatie</text:span> kies bij <text:span text:style-name="T333">Regio</text:span> voor <text:span text:style-name="T333">Europa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3">Toetsenbord</text:span> kies <text:span text:style-name="T333">English (US)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7"><text:s/></text:span></text:span><text:span text:style-name="Strong_20_Emphasis"><text:span text:style-name="T106"><draw:control text:anchor-type="as-char" draw:z-index="15" draw:name="Vorm13_4" draw:style-name="gr1" draw:text-style-name="P9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4"><text:span text:style-name="T6">Bij </text:span><text:span text:style-name="T16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 </text:span><text:span text:style-name="Strong_20_Emphasis"><text:span text:style-name="T46">en klik op </text:span></text:span><text:span text:style-name="Strong_20_Emphasis"><text:span text:style-name="T137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7"><text:s/></text:span></text:span><text:span text:style-name="Strong_20_Emphasis"><text:span text:style-name="T106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115">Bij </text:span></text:span><text:span text:style-name="Strong_20_Emphasis"><text:span text:style-name="T134">Gebruikers</text:span></text:span><text:span text:style-name="Strong_20_Emphasis"><text:span text:style-name="T115"> vul in </text:span></text:span><text:span text:style-name="Strong_20_Emphasis"><text:span text:style-name="T138">Wat is je naam?</text:span></text:span><text:span text:style-name="Strong_20_Emphasis"><text:span text:style-name="T47"> </text:span></text:span><text:span text:style-name="Definition"><text:span text:style-name="T12">gebruiker</text:span></text:span><text:span text:style-name="Strong_20_Emphasis"><text:span text:style-name="T102">,</text:span></text:span><text:span text:style-name="Strong_20_Emphasis"><text:span text:style-name="T103"><text:line-break/></text:span></text:span><text:span text:style-name="Strong_20_Emphasis"><text:span text:style-name="T138">Welke naam wil je gebruiken om in te loggen?</text:span></text:span><text:span text:style-name="Strong_20_Emphasis"><text:span text:style-name="T48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4">,<text:line-break/></text:span></text:span><text:span text:style-name="Strong_20_Emphasis"><text:span text:style-name="T139">Wat is de </text:span></text:span><text:span text:style-name="Strong_20_Emphasis"><text:span text:style-name="T138">naam van deze </text:span></text:span><text:span text:style-name="Strong_20_Emphasis"><text:span text:style-name="T139">computer</text:span></text:span><text:span text:style-name="Strong_20_Emphasis"><text:span text:style-name="T49"> </text:span></text:span><text:span text:style-name="Definition"><text:span text:style-name="T12">computernaam</text:span></text:span><text:span text:style-name="Strong_20_Emphasis"><text:span text:style-name="T47">,</text:span></text:span></text:p>
            <text:p text:style-name="P88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22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1">V</text:span></text:span><text:span text:style-name="Strong_20_Emphasis"><text:span text:style-name="T142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7"><text:s/></text:span></text:span><text:span text:style-name="Strong_20_Emphasis"><text:span text:style-name="T106"><draw:control text:anchor-type="as-char" draw:z-index="4" draw:name="Vorm14" draw:style-name="gr1" draw:text-style-name="P9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52">Bij </text:span></text:span><text:span text:style-name="Strong_20_Emphasis"><text:span text:style-name="T154">Samenvatting</text:span></text:span><text:span text:style-name="Strong_20_Emphasis"><text:span text:style-name="T119"> </text:span></text:span><text:span text:style-name="Strong_20_Emphasis"><text:span text:style-name="T120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3">Installeer</text:span></text:span><text:span text:style-name="Strong_20_Emphasis"><text:span text:style-name="T41">.</text:span></text:span></text:p>
          </table:table-cell>
        </table:table-row>
      </table:table>
      <text:p text:style-name="P50"><text:span text:style-name="Strong_20_Emphasis"><text:span text:style-name="T118"/></text:span></text:p>
      <text:list xml:id="list80855910838132" text:continue-numbering="true" text:style-name="L1">
        <text:list-item>
          <text:p text:style-name="P94"><text:span text:style-name="Strong_20_Emphasis"><text:span text:style-name="T155">Installatie </text:span></text:span><text:span text:style-name="Strong_20_Emphasis"><text:span text:style-name="T156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6"><text:span text:style-name="Strong_20_Emphasis"><text:span text:style-name="T57"><text:s/></text:span></text:span><text:span text:style-name="Strong_20_Emphasis"><text:span text:style-name="T106"><draw:control text:anchor-type="as-char" draw:z-index="5" draw:name="Vorm22" draw:style-name="gr1" draw:text-style-name="P9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7"><text:s/></text:span></text:span><text:span text:style-name="Strong_20_Emphasis"><text:span text:style-name="T106"><draw:control text:anchor-type="as-char" draw:z-index="13" draw:name="Vorm4_1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79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25">) </text:span></text:span>voor het installeren en beheren van Debian en op Debian gebaseerd systeem zoals Ubuntu.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5"><text:span text:style-name="T248">De </text:span><text:span text:style-name="T249">Super</text:span><text:span text:style-name="T248">-toets is de Windows-toets, Command-toets </text:span><text:span text:style-name="T250">(Apple)</text:span><text:span text:style-name="T248">, of Vergrootglas-toets </text:span><text:span text:style-name="T250">(Chromebook)</text:span><text:span text:style-name="T248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6">Terminalvenster</text:span></text:span><text:span text:style-name="Strong_20_Emphasis"><text:span text:style-name="T65">. 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2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2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7"><text:s/></text:span></text:span><text:span text:style-name="Strong_20_Emphasis"><text:span text:style-name="T106"><draw:control text:anchor-type="as-char" draw:z-index="6" draw:name="Vorm33" draw:style-name="gr1" draw:text-style-name="P9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1">men</text:span></text:span><text:span text:style-name="Strong_20_Emphasis"><text:span text:style-name="T128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4">Installatiem</text:span></text:span><text:span text:style-name="Strong_20_Emphasis"><text:span text:style-name="T145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9">3 </text:span></text:span><text:span text:style-name="Strong_20_Emphasis"><text:span text:style-name="T150">Installatie</text:span></text:span><text:span text:style-name="Strong_20_Emphasis"><text:span text:style-name="T151"> </text:span></text:span><text:span text:style-name="Strong_20_Emphasis"><text:span text:style-name="T152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73"/></text:span></text:p>
      <text:list xml:id="list80858051666117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8"><text:span text:style-name="Strong_20_Emphasis"><text:span text:style-name="T57"><text:s/></text:span></text:span><text:span text:style-name="Strong_20_Emphasis"><text:span text:style-name="T106"><draw:control text:anchor-type="as-char" draw:z-index="16" draw:name="Vorm36_0" draw:style-name="gr1" draw:text-style-name="P95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8"><text:note text:id="ftn9" text:note-class="footnote"><text:note-citation>1</text:note-citation><text:note-body><text:p text:style-name="P74"><text:span text:style-name="User_20_Entry"><text:span text:style-name="T170">E</text:span></text:span><text:span text:style-name="User_20_Entry"><text:span text:style-name="T191">v</text:span></text:span><text:span text:style-name="User_20_Entry"><text:span text:style-name="T192">en</text:span></text:span><text:span text:style-name="User_20_Entry"><text:span text:style-name="T194">t</text:span></text:span><text:span text:style-name="User_20_Entry"><text:span text:style-name="T195">uele </text:span></text:span><text:span text:style-name="User_20_Entry"><text:span text:style-name="T196">extra </text:span></text:span><text:span text:style-name="Definition"><text:span text:style-name="T336">gebruiker</text:span></text:span><text:span text:style-name="User_20_Entry"><text:span text:style-name="T196">s aanmelden </text:span></text:span><text:span text:style-name="User_20_Entry"><text:span text:style-name="T197">en dezelfde stappen uitvoeren</text:span></text:span><text:span text:style-name="User_20_Entry"><text:span text:style-name="T193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57"><text:s/></text:span></text:span><text:span text:style-name="Strong_20_Emphasis"><text:span text:style-name="T106"><draw:control text:anchor-type="as-char" draw:z-index="17" draw:name="Vorm36_2" draw:style-name="gr1" draw:text-style-name="P95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Definition"><text:span text:style-name="T26">gebruiker</text:span></text:span><text:span text:style-name="Strong_20_Emphasis"><text:span text:style-name="T96"> </text:span></text:span><text:span text:style-name="Strong_20_Emphasis"><text:span text:style-name="T98">in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5"><text:span text:style-name="T248">De </text:span><text:span text:style-name="T249">Super</text:span><text:span text:style-name="T248">-toets is de Windows-toets, Command-toets </text:span><text:span text:style-name="T250">(Apple)</text:span><text:span text:style-name="T248">, of Vergrootglas-toets </text:span><text:span text:style-name="T250">(Chromebook)</text:span><text:span text:style-name="T248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1">men</text:span></text:span><text:span text:style-name="Strong_20_Emphasis"><text:span text:style-name="T128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4">Installatiem</text:span></text:span><text:span text:style-name="Strong_20_Emphasis"><text:span text:style-name="T145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9">4 </text:span></text:span><text:span text:style-name="Strong_20_Emphasis"><text:span text:style-name="T132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9">v</text:span></text:span><text:span text:style-name="Strong_20_Emphasis"><text:span text:style-name="T73">olg de aanwijzingen op het scherm</text:span></text:span><text:span text:style-name="Strong_20_Emphasis"><text:span text:style-name="T123">.</text:span></text:span></text:p>
          </table:table-cell>
        </table:table-row>
      </table:table>
      <text:p text:style-name="P44"><text:span text:style-name="Strong_20_Emphasis"><text:span text:style-name="T100"/></text:span></text:p>
      <text:p text:style-name="P19"/>
      <text:p text:style-name="P19"/>
      <text:p text:style-name="P87"><text:span text:style-name="T157">E</text:span><text:span text:style-name="T158">inde c</text:span><text:span text:style-name="T159">hecklist, </text:span><text:span text:style-name="T160">d</text:span><text:span text:style-name="T159">e</text:span><text:span text:style-name="T270"> installatie van </text:span><text:span text:style-name="T270"><text:user-field-get text:name="Distro">Debian</text:user-field-get></text:span><text:span text:style-name="T274"><text:s/></text:span><text:span text:style-name="T274"><text:user-field-get text:name="Version">11</text:user-field-get></text:span><text:span text:style-name="Strong_20_Emphasis"><text:span text:style-name="T271"><text:s/></text:span></text:span><text:span text:style-name="Strong_20_Emphasis"><text:span text:style-name="T272">LTS </text:span></text:span><text:span text:style-name="Strong_20_Emphasis"><text:span text:style-name="T275"><text:user-field-get text:name="Edition">desktop</text:user-field-get></text:span></text:span><text:span text:style-name="Strong_20_Emphasis"><text:span text:style-name="T275"><text:s/></text:span></text:span><text:span text:style-name="T270">is voltooid.</text:span></text:p>
      <text:p text:style-name="P42"/>
      <text:p text:style-name="P35"><text:span text:style-name="Emphasis"><text:span text:style-name="T362">Geschreven </text:span></text:span><text:span text:style-name="Emphasis"><text:span text:style-name="T366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65"><text:s/></text:span></text:span><text:span text:style-name="Emphasis"><text:span text:style-name="T362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3">Karel Zimmer</text:span></text:span></text:a><text:span text:style-name="Emphasis"><text:span text:style-name="T362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4">Creative Commons Publiek Domein Verklaring</text:span></text:span></text:a><text:span text:style-name="Emphasis"><text:span text:style-name="T36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2-02T08:08:55.597071843">02-02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2-02T08:08:55.369251077</dc:date>
    <meta:keyword>Installatie</meta:keyword>
    <meta:keyword>Checklist</meta:keyword>
    <meta:keyword>Linux</meta:keyword>
    <meta:editing-cycles>6734</meta:editing-cycles>
    <meta:editing-duration>P11DT21H38M40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735" meta:character-count="5020" meta:non-whitespace-character-count="4307"/>
    <meta:user-defined meta:name="Info 1"/>
    <meta:user-defined meta:name="Info 2"/>
    <meta:user-defined meta:name="Info 3"/>
    <meta:user-defined meta:name="Info 4"/>
  </office:meta>
</office:document-meta>
</file>